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5134" officeooo:paragraph-rsid="00215134"/>
    </style:style>
    <style:style style:name="P2" style:family="paragraph" style:parent-style-name="Standard">
      <style:text-properties officeooo:rsid="0021f09c" officeooo:paragraph-rsid="0021f09c"/>
    </style:style>
    <style:style style:name="P3" style:family="paragraph" style:parent-style-name="Standard">
      <style:text-properties officeooo:rsid="00221f75" officeooo:paragraph-rsid="00221f75"/>
    </style:style>
    <style:style style:name="P4" style:family="paragraph" style:parent-style-name="Standard">
      <style:text-properties officeooo:rsid="00226359" officeooo:paragraph-rsid="00226359"/>
    </style:style>
    <style:style style:name="P5" style:family="paragraph" style:parent-style-name="Standard">
      <style:text-properties officeooo:rsid="00239274" officeooo:paragraph-rsid="00239274"/>
    </style:style>
    <style:style style:name="P6" style:family="paragraph" style:parent-style-name="Standard">
      <style:text-properties officeooo:rsid="00245746" officeooo:paragraph-rsid="00245746"/>
    </style:style>
    <style:style style:name="P7" style:family="paragraph" style:parent-style-name="Standard">
      <style:text-properties officeooo:rsid="00260d36" officeooo:paragraph-rsid="00260d36"/>
    </style:style>
    <style:style style:name="P8" style:family="paragraph" style:parent-style-name="Standard">
      <style:text-properties fo:font-weight="bold" officeooo:rsid="00260d36" officeooo:paragraph-rsid="00260d36" style:font-weight-asian="bold" style:font-weight-complex="bold"/>
    </style:style>
    <style:style style:name="P9" style:family="paragraph" style:parent-style-name="Standard">
      <style:text-properties fo:font-weight="bold" officeooo:rsid="0021f09c" officeooo:paragraph-rsid="0021f09c" style:font-weight-asian="bold" style:font-weight-complex="bold"/>
    </style:style>
    <style:style style:name="P10" style:family="paragraph" style:parent-style-name="Standard">
      <style:text-properties fo:font-weight="bold" officeooo:rsid="00215134" officeooo:paragraph-rsid="00215134" style:font-weight-asian="bold" style:font-weight-complex="bold"/>
    </style:style>
    <style:style style:name="P11" style:family="paragraph" style:parent-style-name="Standard">
      <style:text-properties fo:font-weight="bold" officeooo:rsid="003df540" officeooo:paragraph-rsid="003df540" style:font-weight-asian="bold" style:font-weight-complex="bold"/>
    </style:style>
    <style:style style:name="P12" style:family="paragraph" style:parent-style-name="Standard">
      <style:text-properties fo:font-weight="bold" officeooo:rsid="004694d8" officeooo:paragraph-rsid="004694d8" style:font-weight-asian="bold" style:font-weight-complex="bold"/>
    </style:style>
    <style:style style:name="P13" style:family="paragraph" style:parent-style-name="Standard">
      <style:text-properties fo:font-weight="bold" officeooo:rsid="00491390" officeooo:paragraph-rsid="00491390" style:font-weight-asian="bold" style:font-weight-complex="bold"/>
    </style:style>
    <style:style style:name="P14" style:family="paragraph" style:parent-style-name="Standard">
      <style:text-properties fo:font-weight="bold" officeooo:rsid="004ef229" officeooo:paragraph-rsid="004ef229" style:font-weight-asian="bold" style:font-weight-complex="bold"/>
    </style:style>
    <style:style style:name="P15" style:family="paragraph" style:parent-style-name="Standard">
      <style:text-properties fo:font-weight="bold" officeooo:rsid="00507d9a" officeooo:paragraph-rsid="00507d9a" style:font-weight-asian="bold" style:font-weight-complex="bold"/>
    </style:style>
    <style:style style:name="P16" style:family="paragraph" style:parent-style-name="Standard">
      <style:text-properties fo:font-weight="bold" officeooo:rsid="0051bb83" officeooo:paragraph-rsid="0051bb83" style:font-weight-asian="bold" style:font-weight-complex="bold"/>
    </style:style>
    <style:style style:name="P17" style:family="paragraph" style:parent-style-name="Standard">
      <style:text-properties officeooo:rsid="00263173" officeooo:paragraph-rsid="00263173"/>
    </style:style>
    <style:style style:name="P18" style:family="paragraph" style:parent-style-name="Standard">
      <style:text-properties officeooo:rsid="00269082" officeooo:paragraph-rsid="00269082"/>
    </style:style>
    <style:style style:name="P19" style:family="paragraph" style:parent-style-name="Standard">
      <style:text-properties officeooo:rsid="002955b4" officeooo:paragraph-rsid="002955b4"/>
    </style:style>
    <style:style style:name="P20" style:family="paragraph" style:parent-style-name="Standard">
      <style:text-properties officeooo:rsid="002b239d" officeooo:paragraph-rsid="002b239d"/>
    </style:style>
    <style:style style:name="P21" style:family="paragraph" style:parent-style-name="Standard">
      <style:text-properties officeooo:rsid="002d0f0a" officeooo:paragraph-rsid="002d0f0a"/>
    </style:style>
    <style:style style:name="P22" style:family="paragraph" style:parent-style-name="Standard">
      <style:text-properties officeooo:rsid="00301b06" officeooo:paragraph-rsid="00301b06"/>
    </style:style>
    <style:style style:name="P23" style:family="paragraph" style:parent-style-name="Standard">
      <style:text-properties officeooo:rsid="003054b9" officeooo:paragraph-rsid="003054b9"/>
    </style:style>
    <style:style style:name="P24" style:family="paragraph" style:parent-style-name="Standard">
      <style:text-properties officeooo:rsid="003153d8" officeooo:paragraph-rsid="003153d8"/>
    </style:style>
    <style:style style:name="P25" style:family="paragraph" style:parent-style-name="Standard">
      <style:text-properties officeooo:rsid="0032a937" officeooo:paragraph-rsid="0032a937"/>
    </style:style>
    <style:style style:name="P26" style:family="paragraph" style:parent-style-name="Standard">
      <style:text-properties officeooo:rsid="00334a51" officeooo:paragraph-rsid="00334a51"/>
    </style:style>
    <style:style style:name="P27" style:family="paragraph" style:parent-style-name="Standard">
      <style:text-properties officeooo:rsid="00354322" officeooo:paragraph-rsid="00354322"/>
    </style:style>
    <style:style style:name="P28" style:family="paragraph" style:parent-style-name="Standard">
      <style:text-properties officeooo:rsid="00363d22" officeooo:paragraph-rsid="00363d22"/>
    </style:style>
    <style:style style:name="P29" style:family="paragraph" style:parent-style-name="Standard">
      <style:text-properties officeooo:rsid="0037a465" officeooo:paragraph-rsid="0037a465"/>
    </style:style>
    <style:style style:name="P30" style:family="paragraph" style:parent-style-name="Standard">
      <style:text-properties officeooo:rsid="00396833" officeooo:paragraph-rsid="00396833"/>
    </style:style>
    <style:style style:name="P31" style:family="paragraph" style:parent-style-name="Standard">
      <style:text-properties officeooo:rsid="003a7ad6" officeooo:paragraph-rsid="003a7ad6"/>
    </style:style>
    <style:style style:name="P32" style:family="paragraph" style:parent-style-name="Standard">
      <style:text-properties officeooo:rsid="003c79c5" officeooo:paragraph-rsid="003c79c5"/>
    </style:style>
    <style:style style:name="P33" style:family="paragraph" style:parent-style-name="Standard">
      <style:text-properties officeooo:rsid="003df540" officeooo:paragraph-rsid="003df540"/>
    </style:style>
    <style:style style:name="P34" style:family="paragraph" style:parent-style-name="Standard">
      <style:text-properties officeooo:rsid="00409059" officeooo:paragraph-rsid="00409059"/>
    </style:style>
    <style:style style:name="P35" style:family="paragraph" style:parent-style-name="Standard">
      <style:text-properties officeooo:rsid="00413584" officeooo:paragraph-rsid="00413584"/>
    </style:style>
    <style:style style:name="P36" style:family="paragraph" style:parent-style-name="Standard">
      <style:text-properties officeooo:rsid="00420aca" officeooo:paragraph-rsid="00420aca"/>
    </style:style>
    <style:style style:name="P37" style:family="paragraph" style:parent-style-name="Standard">
      <style:text-properties officeooo:rsid="004334c9" officeooo:paragraph-rsid="004334c9"/>
    </style:style>
    <style:style style:name="P38" style:family="paragraph" style:parent-style-name="Standard">
      <style:text-properties officeooo:rsid="00452bd5" officeooo:paragraph-rsid="00452bd5"/>
    </style:style>
    <style:style style:name="P39" style:family="paragraph" style:parent-style-name="Standard">
      <style:text-properties officeooo:rsid="0045d10a" officeooo:paragraph-rsid="0045d10a"/>
    </style:style>
    <style:style style:name="P40" style:family="paragraph" style:parent-style-name="Standard">
      <style:text-properties officeooo:rsid="004694d8" officeooo:paragraph-rsid="004694d8"/>
    </style:style>
    <style:style style:name="P41" style:family="paragraph" style:parent-style-name="Standard">
      <style:text-properties officeooo:rsid="004712e0" officeooo:paragraph-rsid="004712e0"/>
    </style:style>
    <style:style style:name="P42" style:family="paragraph" style:parent-style-name="Standard">
      <style:text-properties officeooo:rsid="0048dcfb" officeooo:paragraph-rsid="0048dcfb"/>
    </style:style>
    <style:style style:name="P43" style:family="paragraph" style:parent-style-name="Standard">
      <style:text-properties officeooo:rsid="0048f095" officeooo:paragraph-rsid="0048f095"/>
    </style:style>
    <style:style style:name="P44" style:family="paragraph" style:parent-style-name="Standard">
      <style:text-properties officeooo:rsid="00491390" officeooo:paragraph-rsid="00491390"/>
    </style:style>
    <style:style style:name="P45" style:family="paragraph" style:parent-style-name="Standard">
      <style:text-properties officeooo:rsid="004aebfa" officeooo:paragraph-rsid="004aebfa"/>
    </style:style>
    <style:style style:name="P46" style:family="paragraph" style:parent-style-name="Standard">
      <style:text-properties officeooo:rsid="004e6c31" officeooo:paragraph-rsid="004e6c31"/>
    </style:style>
    <style:style style:name="P47" style:family="paragraph" style:parent-style-name="Standard">
      <style:text-properties officeooo:rsid="004eb088" officeooo:paragraph-rsid="004eb088"/>
    </style:style>
    <style:style style:name="P48" style:family="paragraph" style:parent-style-name="Standard">
      <style:text-properties officeooo:rsid="004ef229" officeooo:paragraph-rsid="004ef229"/>
    </style:style>
    <style:style style:name="P49" style:family="paragraph" style:parent-style-name="Standard">
      <style:text-properties fo:font-weight="normal" officeooo:rsid="00491390" officeooo:paragraph-rsid="00491390" style:font-weight-asian="normal" style:font-weight-complex="normal"/>
    </style:style>
    <style:style style:name="P50" style:family="paragraph" style:parent-style-name="Standard">
      <style:text-properties officeooo:rsid="00507d9a" officeooo:paragraph-rsid="00507d9a"/>
    </style:style>
    <style:style style:name="P51" style:family="paragraph" style:parent-style-name="Standard">
      <style:text-properties officeooo:rsid="0051bb83" officeooo:paragraph-rsid="0051bb83"/>
    </style:style>
    <style:style style:name="P52" style:family="paragraph" style:parent-style-name="Preformatted_20_Text">
      <style:text-properties officeooo:rsid="0048f095" officeooo:paragraph-rsid="0048f095"/>
    </style:style>
    <style:style style:name="P5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221f75"/>
    </style:style>
    <style:style style:name="T2" style:family="text">
      <style:text-properties officeooo:rsid="00239274"/>
    </style:style>
    <style:style style:name="T3" style:family="text">
      <style:text-properties officeooo:rsid="002ed940"/>
    </style:style>
    <style:style style:name="T4" style:family="text">
      <style:text-properties officeooo:rsid="003ee0ed"/>
    </style:style>
    <style:style style:name="T5" style:family="text">
      <style:text-properties officeooo:rsid="004057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Настройка Vim для разработки кода Linux Kernel</text:p>
      <text:p text:style-name="P1"/>
      <text:p text:style-name="P9">cscope</text:p>
      <text:p text:style-name="P2"/>
      <text:p text:style-name="P2">Используется для навигации по исходному коду.</text:p>
      <text:p text:style-name="P2">Последовательность при работе с большой кодовой базой:</text:p>
      <text:p text:style-name="P2">1. Скачать исходники.</text:p>
      <text:p text:style-name="P2">2. Определить где будет хранится база данных cscope.</text:p>
      <text:p text:style-name="P2">3. Сгенерировать cscope.files со списком сканируемых файлов.</text:p>
      <text:p text:style-name="P2"/>
      <text:p text:style-name="P3">Для ядра Linux лучше генерировать две базы данных: одну для файлов драйвера, другую для всех остальных файлов ядра.</text:p>
      <text:p text:style-name="P3"/>
      <text:p text:style-name="P3">4. Сгенерировать базу данных:</text:p>
      <text:p text:style-name="Standard"><text:span text:style-name="T1"><text:tab/></text:span>cd /home/jru/cscope <text:s text:c="4"/># the directory with 'cscope.files'</text:p>
      <text:p text:style-name="Standard"><text:span text:style-name="T1"><text:tab/></text:span>cscope -b -q -k</text:p>
      <text:p text:style-name="P3"/>
      <text:p text:style-name="P3">5. Поиск по базе данных:</text:p>
      <text:p text:style-name="P3"><text:tab/>cscope -d</text:p>
      <text:p text:style-name="P3"/>
      <text:p text:style-name="P4">6. Сгенерировать базу данных, когда исходный код изменится<text:span text:style-name="T2">:</text:span></text:p>
      <text:p text:style-name="P5"><text:tab/>cscope -b -q -k</text:p>
      <text:p text:style-name="P5"/>
      <text:p text:style-name="P6">(=== Добавить описание горячих клавиш ===)</text:p>
      <text:p text:style-name="P6"/>
      <text:p text:style-name="P20">TAB - переключение между результатами поиска и найденными элементами.</text:p>
      <text:p text:style-name="P20">Стрелки - переключение между элементами.</text:p>
      <text:p text:style-name="P21">CTRL-D - выйти из cscope<text:span text:style-name="T3">.</text:span></text:p>
      <text:p text:style-name="P6"/>
      <text:p text:style-name="P8">cscope и Vim</text:p>
      <text:p text:style-name="P7"/>
      <text:p text:style-name="P7">Убедитесь, что Vim сконфигурирован с опцией '--enable-cscope'.</text:p>
      <text:p text:style-name="P17">Косвенно в этом можно убедиться запустив Vim и выполнив команду:</text:p>
      <text:p text:style-name="P17"><text:tab/>:set cscopeprg</text:p>
      <text:p text:style-name="P18">В ответ Vim должен вывести следующее сообщение:</text:p>
      <text:p text:style-name="P18"><text:tab/>cscopeprg=cscope</text:p>
      <text:p text:style-name="P18"/>
      <text:p text:style-name="P19">Скачать файл cscope_maps.vim:</text:p>
      <text:p text:style-name="P19"><text:tab/>http://cscope.sourceforge.net/cscope_maps.vim</text:p>
      <text:p text:style-name="P19">и скопировать его в директорию:</text:p>
      <text:p text:style-name="P19"><text:tab/>~/.vim/plugin</text:p>
      <text:p text:style-name="P19"/>
      <text:p text:style-name="P30">Добавить в файл .vimrc строку:</text:p>
      <text:p text:style-name="P30"><text:tab/>set cscoperelative</text:p>
      <text:p text:style-name="P32"><text:span text:style-name="T4">В самом Vim:</text:span></text:p>
      <text:p text:style-name="P32"><text:tab/>:set csre</text:p>
      <text:p text:style-name="P32">Для отключения:</text:p>
      <text:p text:style-name="P32"><text:tab/>:set nocsre</text:p>
      <text:p text:style-name="P31">Эта команда позволяет Vim открывать файлы, указанные в базе данных, относительно файла cscope.out.</text:p>
      <text:p text:style-name="P19"/>
      <text:p text:style-name="P22">Запустить Vim:</text:p>
      <text:p text:style-name="P22"><text:soft-page-break/><text:tab/>vim -t &lt;поисковый_запрос&gt;</text:p>
      <text:p text:style-name="P23">Запуск с поиском обязателен, иначе Vim не сможет переходить по файлам.</text:p>
      <text:p text:style-name="P19"/>
      <text:p text:style-name="P24">CTRL-\ s - поиск определения под курсором.</text:p>
      <text:p text:style-name="P24">CTRL-space s - поиск определения под курсором и горизонтальное разбиение окна.</text:p>
      <text:p text:style-name="P25">CTRL-space-space s - поиск определения под курсором и вертикальное разбиение окна.</text:p>
      <text:p text:style-name="P28">s - поиск всех определения для 'X'</text:p>
      <text:p text:style-name="P28">g - поиск всех глобальных определений для 'X'</text:p>
      <text:p text:style-name="P28">f - открыть файл под курсором</text:p>
      <text:p text:style-name="P29">Другие команды указаны в файле cscope_maps.vim.</text:p>
      <text:p text:style-name="P25"/>
      <text:p text:style-name="P26">Для поиска в старом стиле используется команды:</text:p>
      <text:p text:style-name="P26"><text:tab/>:cscope find symbol foo</text:p>
      <text:p text:style-name="P26"><text:tab/>:cs f s foo</text:p>
      <text:p text:style-name="P27">Для горизонтальной разбивки, используется команда:</text:p>
      <text:p text:style-name="P27"><text:tab/>:scscope</text:p>
      <text:p text:style-name="P27"><text:tab/>:scs</text:p>
      <text:p text:style-name="P27"/>
      <text:p text:style-name="P11">Exuberant ctags<text:span text:style-name="T5"> и Vim</text:span></text:p>
      <text:p text:style-name="P33"/>
      <text:p text:style-name="P38">Установить пакет:</text:p>
      <text:p text:style-name="P38"><text:tab/>sudo apt install exuberant-ctags</text:p>
      <text:p text:style-name="P33"/>
      <text:p text:style-name="P34">Для перехода к символу под курсором используется сочетание клавиш:</text:p>
      <text:p text:style-name="P34"><text:tab/>g CTRL-]</text:p>
      <text:p text:style-name="P36"><text:tab/>:tselect my_little_function</text:p>
      <text:p text:style-name="P34"/>
      <text:p text:style-name="P35">Переход к первому совпадению:</text:p>
      <text:p text:style-name="P35"><text:tab/>^]</text:p>
      <text:p text:style-name="P35"/>
      <text:p text:style-name="P35">Переход к следующему совпадению:</text:p>
      <text:p text:style-name="P35"><text:tab/>:tn</text:p>
      <text:p text:style-name="P35"/>
      <text:p text:style-name="P35">Переход к предыдущему совпадению:</text:p>
      <text:p text:style-name="P35"><text:tab/>:tp</text:p>
      <text:p text:style-name="P35"/>
      <text:p text:style-name="P37">Переход ко второму совпадению:</text:p>
      <text:p text:style-name="P37"><text:tab/>2 CTRL-]</text:p>
      <text:p text:style-name="P37"/>
      <text:p text:style-name="P39">Возврат:</text:p>
      <text:p text:style-name="P39"><text:tab/>CTRL-t</text:p>
      <text:p text:style-name="P39"/>
      <text:p text:style-name="P12">Omni completition и Vim</text:p>
      <text:p text:style-name="P40"/>
      <text:p text:style-name="P41">Документация:</text:p>
      <text:p text:style-name="P41"><text:a xlink:type="simple" xlink:href="http://vimdoc.sourceforge.net/htmldoc/version7.html#new-omni-completion" text:style-name="Internet_20_link" text:visited-style-name="Visited_20_Internet_20_Link">http://vimdoc.sourceforge.net/htmldoc/version7.html#new-omni-completion</text:a></text:p>
      <text:p text:style-name="P41"/>
      <text:p text:style-name="P42">В режиме редактирования набрать команду:</text:p>
      <text:p text:style-name="P42"><text:tab/>CTRL-x-o</text:p>
      <text:p text:style-name="P42"/>
      <text:p text:style-name="P43">Добавить параметры в ./vimrc:</text:p>
      <text:p text:style-name="P52"><text:span text:style-name="Source_20_Text">" Enable OmniCompletion</text:span></text:p>
      <text:p text:style-name="Preformatted_20_Text"><text:span text:style-name="Source_20_Text">" http://vim.wikia.com/wiki/Omni_completion</text:span></text:p>
      <text:p text:style-name="Preformatted_20_Text"><text:soft-page-break/><text:span text:style-name="Source_20_Text">filetype plugin on</text:span></text:p>
      <text:p text:style-name="Preformatted_20_Text"><text:span text:style-name="Source_20_Text">set omnifunc=syntaxcomplete#Complete</text:span></text:p>
      <text:p text:style-name="Preformatted_20_Text"/>
      <text:p text:style-name="Preformatted_20_Text"><text:span text:style-name="Source_20_Text">" Configure menu behavior</text:span></text:p>
      <text:p text:style-name="Preformatted_20_Text"><text:span text:style-name="Source_20_Text">" http://vim.wikia.com/wiki/VimTip1386</text:span></text:p>
      <text:p text:style-name="Preformatted_20_Text"><text:span text:style-name="Source_20_Text">set completeopt=longest,menuone</text:span></text:p>
      <text:p text:style-name="Preformatted_20_Text"><text:span text:style-name="Source_20_Text">inoremap &lt;expr&gt; &lt;CR&gt; pumvisible() ? "\&lt;C-y&gt;" : "\&lt;C-g&gt;u\&lt;CR&gt;"</text:span></text:p>
      <text:p text:style-name="Preformatted_20_Text"><text:span text:style-name="Source_20_Text">inoremap &lt;expr&gt; &lt;C-n&gt; pumvisible() ? '&lt;C-n&gt;' :</text:span></text:p>
      <text:p text:style-name="Preformatted_20_Text"><text:span text:style-name="Source_20_Text"><text:s text:c="2"/>\ '&lt;C-n&gt;&lt;C-r&gt;=pumvisible() ? "\&lt;lt&gt;Down&gt;" : ""&lt;CR&gt;'</text:span></text:p>
      <text:p text:style-name="Preformatted_20_Text"><text:span text:style-name="Source_20_Text">inoremap &lt;expr&gt; &lt;M-,&gt; pumvisible() ? '&lt;C-n&gt;' :</text:span></text:p>
      <text:p text:style-name="Preformatted_20_Text"><text:span text:style-name="Source_20_Text"><text:s text:c="2"/>\ '&lt;C-x&gt;&lt;C-o&gt;&lt;C-n&gt;&lt;C-p&gt;&lt;C-r&gt;=pumvisible() ? "\&lt;lt&gt;Down&gt;" : ""&lt;CR&gt;'</text:span></text:p>
      <text:p text:style-name="Preformatted_20_Text"/>
      <text:p text:style-name="Preformatted_20_Text"><text:span text:style-name="Source_20_Text">" Use Ctrl+Space for omni-completion</text:span></text:p>
      <text:p text:style-name="Preformatted_20_Text"><text:span text:style-name="Source_20_Text">" http://stackoverflow.com/questions/510503/ctrlspace-for-omni-and-keyword-completion-in-vim</text:span></text:p>
      <text:p text:style-name="Preformatted_20_Text"><text:span text:style-name="Source_20_Text">inoremap &lt;expr&gt; &lt;C-Space&gt; pumvisible() \|\| &amp;omnifunc == '' ?</text:span></text:p>
      <text:p text:style-name="Preformatted_20_Text"><text:span text:style-name="Source_20_Text"><text:s text:c="2"/>\ "\&lt;lt&gt;C-n&gt;" :</text:span></text:p>
      <text:p text:style-name="Preformatted_20_Text"><text:span text:style-name="Source_20_Text"><text:s text:c="2"/>\ "\&lt;lt&gt;C-x&gt;\&lt;lt&gt;C-o&gt;&lt;c-r&gt;=pumvisible() ?" .</text:span></text:p>
      <text:p text:style-name="Preformatted_20_Text"><text:span text:style-name="Source_20_Text"><text:s text:c="2"/>\ "\"\\&lt;lt&gt;c-n&gt;\\&lt;lt&gt;c-p&gt;\\&lt;lt&gt;c-n&gt;\" :" .</text:span></text:p>
      <text:p text:style-name="Preformatted_20_Text"><text:span text:style-name="Source_20_Text"><text:s text:c="2"/>\ "\" \\&lt;lt&gt;bs&gt;\\&lt;lt&gt;C-n&gt;\"\&lt;CR&gt;"</text:span></text:p>
      <text:p text:style-name="Preformatted_20_Text"><text:span text:style-name="Source_20_Text">imap &lt;C-@&gt; &lt;C-Space&gt;</text:span></text:p>
      <text:p text:style-name="Preformatted_20_Text"/>
      <text:p text:style-name="Preformatted_20_Text"><text:span text:style-name="Source_20_Text">" Popup menu hightLight Group</text:span></text:p>
      <text:p text:style-name="Preformatted_20_Text"><text:span text:style-name="Source_20_Text">highlight Pmenu ctermbg=13 guibg=LightGray</text:span></text:p>
      <text:p text:style-name="Preformatted_20_Text"><text:span text:style-name="Source_20_Text">highlight PmenuSel ctermbg=7 guibg=DarkBlue guifg=White</text:span></text:p>
      <text:p text:style-name="Preformatted_20_Text"><text:span text:style-name="Source_20_Text">highlight PmenuSbar ctermbg=7 guibg=DarkGray</text:span></text:p>
      <text:p text:style-name="Preformatted_20_Text"><text:span text:style-name="Source_20_Text">highlight PmenuThumb guibg=Black</text:span></text:p>
      <text:p text:style-name="Preformatted_20_Text"/>
      <text:p text:style-name="Preformatted_20_Text"><text:span text:style-name="Source_20_Text">" Enable global scope search</text:span></text:p>
      <text:p text:style-name="Preformatted_20_Text"><text:span text:style-name="Source_20_Text">let OmniCpp_GlobalScopeSearch = 1</text:span></text:p>
      <text:p text:style-name="Preformatted_20_Text"><text:span text:style-name="Source_20_Text">" Show function parameters</text:span></text:p>
      <text:p text:style-name="Preformatted_20_Text"><text:span text:style-name="Source_20_Text">let OmniCpp_ShowPrototypeInAbbr = 1</text:span></text:p>
      <text:p text:style-name="Preformatted_20_Text"><text:span text:style-name="Source_20_Text">" Show access information in pop-up menu</text:span></text:p>
      <text:p text:style-name="Preformatted_20_Text"><text:span text:style-name="Source_20_Text">let OmniCpp_ShowAccess = 1</text:span></text:p>
      <text:p text:style-name="Preformatted_20_Text"><text:span text:style-name="Source_20_Text">" Auto complete after '.'</text:span></text:p>
      <text:p text:style-name="Preformatted_20_Text"><text:span text:style-name="Source_20_Text">let OmniCpp_MayCompleteDot = 1</text:span></text:p>
      <text:p text:style-name="Preformatted_20_Text"><text:span text:style-name="Source_20_Text">" Auto complete after '-&gt;'</text:span></text:p>
      <text:p text:style-name="Preformatted_20_Text"><text:span text:style-name="Source_20_Text">let OmniCpp_MayCompleteArrow = 1</text:span></text:p>
      <text:p text:style-name="Preformatted_20_Text"><text:span text:style-name="Source_20_Text">" Auto complete after '::'</text:span></text:p>
      <text:p text:style-name="Preformatted_20_Text"><text:span text:style-name="Source_20_Text">let OmniCpp_MayCompleteScope = 0</text:span></text:p>
      <text:p text:style-name="Preformatted_20_Text"><text:span text:style-name="Source_20_Text">" Don't select first item in pop-up menu</text:span></text:p>
      <text:p text:style-name="P53"><text:span text:style-name="Source_20_Text">let OmniCpp_SelectFirstItem = 0</text:span></text:p>
      <text:p text:style-name="P14">Pathogen</text:p>
      <text:p text:style-name="P49"/>
      <text:p text:style-name="P49"/>
      <text:p text:style-name="P49"/>
      <text:p text:style-name="P13">NERDTree</text:p>
      <text:p text:style-name="P44"/>
      <text:p text:style-name="P44"/>
      <text:p text:style-name="P44"/>
      <text:p text:style-name="P13">Tagbar</text:p>
      <text:p text:style-name="P44"/>
      <text:p text:style-name="P45">Клонировать репозиторий:</text:p>
      <text:p text:style-name="P45"><text:a xlink:type="simple" xlink:href="https://github.com/majutsushi/tagbar.git" text:style-name="Internet_20_link" text:visited-style-name="Visited_20_Internet_20_Link">https://github.com/majutsushi/tagbar.git</text:a></text:p>
      <text:p text:style-name="P44"/>
      <text:p text:style-name="P45">Скопировать директории autoload, plugin, syntax в директорию:</text:p>
      <text:p text:style-name="P45"><text:tab/>~/.vim</text:p>
      <text:p text:style-name="P45"/>
      <text:p text:style-name="Standard">Добавить в ~/.vimrc строку:</text:p>
      <text:p text:style-name="Standard"><text:soft-page-break/><text:tab/>nmap &lt;F8&gt; :TagbarToggle&lt;CR&gt;</text:p>
      <text:p text:style-name="Standard"/>
      <text:p text:style-name="P46">Теги будут появляться по нажатию клавиши F8.</text:p>
      <text:p text:style-name="P44"/>
      <text:p text:style-name="P13">file-line</text:p>
      <text:p text:style-name="P44"/>
      <text:p text:style-name="P47">Клонировать репозитрий:</text:p>
      <text:p text:style-name="P47"><text:a xlink:type="simple" xlink:href="https://github.com/bogado/file-line" text:style-name="Internet_20_link" text:visited-style-name="Visited_20_Internet_20_Link">https://github.com/bogado/file-line</text:a></text:p>
      <text:p text:style-name="P44"/>
      <text:p text:style-name="P47">Скопировать файл file_line.vim в директорию:</text:p>
      <text:p text:style-name="P47"><text:tab/>~/.vim/plugin</text:p>
      <text:p text:style-name="P47"/>
      <text:p text:style-name="P47">Теперь файлы можно открывать сразу с переходом на нужную строку:</text:p>
      <text:p text:style-name="P47"><text:tab/>$ vim Makefile:20</text:p>
      <text:p text:style-name="P44"/>
      <text:p text:style-name="P13">vim-airline</text:p>
      <text:p text:style-name="P44"/>
      <text:p text:style-name="P48"><text:a xlink:type="simple" xlink:href="https://github.com/vim-airline/vim-airline" text:style-name="Internet_20_link" text:visited-style-name="Visited_20_Internet_20_Link">https://github.com/vim-airline/vim-airline</text:a></text:p>
      <text:p text:style-name="P44"/>
      <text:p text:style-name="P15">YCM</text:p>
      <text:p text:style-name="P50"/>
      <text:p text:style-name="P50"><text:a xlink:type="simple" xlink:href="https://github.com/Valloric/YouCompleteMe" text:style-name="Internet_20_link" text:visited-style-name="Visited_20_Internet_20_Link">https://github.com/Valloric/YouCompleteMe</text:a></text:p>
      <text:p text:style-name="P50"/>
      <text:p text:style-name="P16">vim-linux-coding-style</text:p>
      <text:p text:style-name="P51"/>
      <text:p text:style-name="P51"><text:a xlink:type="simple" xlink:href="https://github.com/vivien/vim-linux-coding-style" text:style-name="Internet_20_link" text:visited-style-name="Visited_20_Internet_20_Link">https://github.com/vivien/vim-linux-coding-style</text:a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3:06:41.152313289</meta:creation-date>
    <meta:generator>LibreOffice/5.1.4.2$Linux_X86_64 LibreOffice_project/10m0$Build-2</meta:generator>
    <dc:date>2016-09-27T01:25:41.293899854</dc:date>
    <meta:editing-duration>PT1H42M41S</meta:editing-duration>
    <meta:editing-cycles>51</meta:editing-cycles>
    <meta:document-statistic meta:table-count="0" meta:image-count="0" meta:object-count="0" meta:page-count="4" meta:paragraph-count="136" meta:word-count="572" meta:character-count="4552" meta:non-whitespace-character-count="4072"/>
  </office:meta>
</office:document-meta>
</file>